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7000006406F05B62DD3A99CD0.png" manifest:media-type="image/png"/>
  <manifest:file-entry manifest:full-path="Pictures/100000000000043800000603BC16D0C7A015995E.png" manifest:media-type="image/png"/>
  <manifest:file-entry manifest:full-path="Pictures/10000000000003B80000064052DB9B975B1A26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028f" officeooo:paragraph-rsid="0003028f"/>
    </style:style>
    <style:style style:name="P2" style:family="paragraph" style:parent-style-name="Standard">
      <style:text-properties fo:font-variant="normal" fo:text-transform="none" fo:color="#000000" loext:opacity="100%" style:text-line-through-style="none" style:text-line-through-type="none" style:text-underline-style="none" officeooo:rsid="0003028f" officeooo:paragraph-rsid="0003028f" style:text-blinking="false" fo:background-color="transparent" loext:padding="0cm" loext:border="none"/>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9.2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9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7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28" draw:name="Marco de texto 6" draw:style-name="gr1" draw:text-style-name="P3" svg:width="5.742cm" svg:height="9.261cm" svg:x="5.689cm" svg:y="15.374cm">
        <draw:text-box>
          <text:p/>
          <text:p>Sixty</text:p>
          <text:p/>
          <text:p/>
          <text:p/>
          <text:p>Seventy</text:p>
          <text:p/>
          <text:p/>
          <text:p/>
          <text:p>Eighty</text:p>
          <text:p/>
          <text:p/>
          <text:p/>
          <text:p>Ninety</text:p>
          <text:p/>
          <text:p/>
          <text:p/>
          <text:p>hundred</text:p>
        </draw:text-box>
      </draw:frame>
      <draw:frame text:anchor-type="page" text:anchor-page-number="2" draw:z-index="27" draw:name="Marco de texto 5" draw:style-name="gr2" draw:text-style-name="P3" svg:width="4.843cm" svg:height="0.98cm" svg:x="5.794cm" svg:y="13.681cm">
        <draw:text-box>
          <text:p>fifty</text:p>
        </draw:text-box>
      </draw:frame>
      <draw:frame text:anchor-type="page" text:anchor-page-number="2" draw:z-index="26" draw:name="Marco de texto 4" draw:style-name="gr3" draw:text-style-name="P3" svg:width="4.975cm" svg:height="1.033cm" svg:x="5.847cm" svg:y="11.696cm">
        <draw:text-box>
          <text:p>forty</text:p>
        </draw:text-box>
      </draw:frame>
      <draw:frame text:anchor-type="page" text:anchor-page-number="2" draw:z-index="25" draw:name="Marco de texto 3" draw:style-name="gr2" draw:text-style-name="P3" svg:width="4.287cm" svg:height="0.98cm" svg:x="5.927cm" svg:y="9.765cm">
        <draw:text-box>
          <text:p>thirty</text:p>
        </draw:text-box>
      </draw:frame>
      <draw:frame text:anchor-type="page" text:anchor-page-number="2" draw:z-index="24" draw:name="Marco de texto 2" draw:style-name="gr4" draw:text-style-name="P3" svg:width="4.366cm" svg:height="1.006cm" svg:x="5.847cm" svg:y="7.833cm">
        <draw:text-box>
          <text:p>twenty</text:p>
        </draw:text-box>
      </draw:frame>
      <draw:frame text:anchor-type="page" text:anchor-page-number="2" draw:z-index="23" draw:name="Marco de texto 1" draw:style-name="gr5" draw:text-style-name="P3" svg:width="2.911cm" svg:height="0.874cm" svg:x="5.874cm" svg:y="5.902cm">
        <draw:text-box>
          <text:p>ten</text:p>
        </draw:text-box>
      </draw:frame>
      <draw:path text:anchor-type="page" text:anchor-page-number="3" draw:z-index="22" draw:name="Curva de Bézier 20" draw:style-name="gr6" draw:text-style-name="P4" svg:width="7.725cm" svg:height="2.513cm" draw:transform="rotate (-3.14159265358979) translate (13.6525cm 23.9218611111111cm)" svg:viewBox="0 0 7726 2514" svg:d="M0 0c365 93 743 90 1111 159 367 68 741 22 1112 26 308 3 619-23 926 0 455 34 910 23 1349 212 395 170 808 312 1138 582 403 330 829 633 1217 979l397 238 291 265 185 53">
        <text:p/>
      </draw:path>
      <draw:path text:anchor-type="page" text:anchor-page-number="3" draw:z-index="21" draw:name="Curva de Bézier 19" draw:style-name="gr6" draw:text-style-name="P4" svg:width="10.928cm" svg:height="6.169cm" draw:transform="rotate (1.69523830246209) translate (7.19074750446694cm 22.7503758344261cm)" svg:viewBox="0 0 10929 6170" svg:d="M0 6165c505 41 998-162 1434-380 552-276 1080-599 1585-948 384-265 802-470 1162-762 388-314 827-517 1267-748 399-210 462-629 896-768 396-127 693-455 1044-669 342-209 641-495 1014-646 410-167 787-396 1191-571 430-187 795-500 1231-673l105 13">
        <text:p/>
      </draw:path>
      <draw:path text:anchor-type="page" text:anchor-page-number="3" draw:z-index="20" draw:name="Curva de Bézier 18" draw:style-name="gr6" draw:text-style-name="P4" svg:width="7.46cm" svg:height="0.67cm" draw:transform="rotate (-3.14159265358979) translate (13.4672916666667cm 20.6188573304504cm)" svg:viewBox="0 0 7461 671" svg:d="M0 565c305 53 587-99 873-159 370-76 718-229 1085-317 353-85 704-46 1058-79 355-34 713 23 1059 132 326 103 673 122 1005 185 312 59 628 111 926 212 300 102 600 132 900 132h291 264-26">
        <text:p/>
      </draw:path>
      <draw:path text:anchor-type="page" text:anchor-page-number="3" draw:z-index="19" draw:name="Curva de Bézier 17" draw:style-name="gr6" draw:text-style-name="P4" svg:width="7.153cm" svg:height="0.819cm" draw:transform="rotate (2.99969738540265) translate (13.4059115700606cm 18.9222819965657cm)" svg:viewBox="0 0 7154 820" svg:d="M0 808c306-65 591 19 909 4 563-26 1123 27 1684 0 421-20 837 19 1246-71 302-67 601-111 909-183 321-75 555-245 902-236 291 7 583-60 861-150l262-37 258-64 123-71">
        <text:p/>
      </draw:path>
      <draw:path text:anchor-type="page" text:anchor-page-number="3" draw:z-index="18" draw:name="Curva de Bézier 16" draw:style-name="gr6" draw:text-style-name="P4" svg:width="10.362cm" svg:height="1.019cm" draw:transform="rotate (-2.2455406156159) translate (13.4881995310793cm 16.0381302005632cm)" svg:viewBox="0 0 10363 1020" svg:d="M0 264c369-38 743-46 1112-8 385 39 771 92 1157 91 391-2 789-24 1177-95 445-82 900-99 1351-133 380-28 761-78 1141-99 424-24 855-26 1281-8 402 17 810 60 1206 153 326 76 642 193 942 330 301 137 637 220 893 438l103 87">
        <text:p/>
      </draw:path>
      <draw:path text:anchor-type="page" text:anchor-page-number="3" draw:z-index="17" draw:name="Curva de Bézier 15" draw:style-name="gr6" draw:text-style-name="P4" svg:width="7.407cm" svg:height="2.613cm" draw:transform="rotate (-3.14159265358979) translate (13.49375cm 7.85636111111111cm)" svg:viewBox="0 0 7408 2614" svg:d="M0 2249c310-7 872-332 926-26 90 506 454 423 688 291 265-150 542-279 820-397 332-141 628-353 979-450 348-97 663-289 1006-397 314-99 617-231 926-344 305-111 597-256 899-370 303-115 598-253 900-371l264-159-105-26">
        <text:p/>
      </draw:path>
      <draw:path text:anchor-type="page" text:anchor-page-number="3" draw:z-index="16" draw:name="Curva de Bézier 14" draw:style-name="gr6" draw:text-style-name="P4" svg:width="7.196cm" svg:height="0.461cm" svg:x="6.218cm" svg:y="9.379cm" svg:viewBox="0 0 7197 462" svg:d="M0 118c386-25 778 25 1164-53 399-81 811-20 1217-53 341-27 686 0 1032 0 369 0 743-1 1111 0 327 1 655-16 979 27 288 38 540 83 821 317 209 175 546 48 820 79l53 27">
        <text:p/>
      </draw:path>
      <draw:path text:anchor-type="page" text:anchor-page-number="3" draw:z-index="15" draw:name="Curva de Bézier 13" draw:style-name="gr6" draw:text-style-name="P4" svg:width="9.219cm" svg:height="1.556cm" draw:transform="rotate (0.726580567605239) translate (5.5946143522697cm 12.5792218790136cm)" svg:viewBox="0 0 9220 1557" svg:d="M0 1257c518-135 1049-196 1573-337 418-112 738-384 1176-406 413-22 756-272 1160-350 480-92 965-157 1452-160 435-3 882-26 1299 92 339 96 663 184 993 316 290 117 610 193 848 400 233 203 494 382 657 655l62 90">
        <text:p/>
      </draw:path>
      <draw:path text:anchor-type="page" text:anchor-page-number="3" draw:z-index="14" draw:name="Curva de Bézier 12" draw:style-name="gr6" draw:text-style-name="P4" svg:width="7.673cm" svg:height="0.491cm" draw:transform="rotate (0.197396738400559) translate (6.23297415243674cm 15.6320671710704cm)" svg:viewBox="0 0 7674 492" svg:d="M0 327c366-22 716-100 1095-78 343 20 680-21 1027-10 465 13 926-14 1386 88 339 75 691 4 1037 73 366 72 744 49 1116 88 335 34 615-153 944-135 338 18 644-159 966-239l103-114">
        <text:p/>
      </draw:path>
      <draw:path text:anchor-type="page" text:anchor-page-number="3" draw:z-index="13" draw:name="Curva de Bézier 11" draw:style-name="gr6" draw:text-style-name="P4" svg:width="9.559cm" svg:height="0.955cm" draw:transform="rotate (-0.785398163397448) translate (6.91885416666668cm 5.35604861111111cm)" svg:viewBox="0 0 9560 956" svg:d="M0 617c373 57 743 15 1123 75 471 75 959 51 1440 56 498 6 1012 198 1497 75 507-129 647 201 1122 75 391-103 811 80 1216 56 443-26 901 29 1329-93 341-98 679-192 1010-337 260-114 417-352 692-430l131-94">
        <text:p/>
      </draw:path>
      <draw:path text:anchor-type="page" text:anchor-page-number="1" draw:z-index="10" draw:name="Curva de Bézier 10" draw:style-name="gr6" draw:text-style-name="P4" svg:width="9.939cm" svg:height="2.623cm" draw:transform="rotate (0.519060919543114) translate (4.96927298672051cm 12.4612390626906cm)" svg:viewBox="0 0 9940 2624" svg:d="M0 2623c492 25 883-352 1309-531 375-158 706-355 1083-509 384-157 735-419 1152-470 422-51 834-169 1218-370 376-198 797-299 1197-444 397-143 809-288 1238-298 327-9 642 66 965 124 305 55 608 76 902 181l282 39 296 16 298-42">
        <text:p/>
      </draw:path>
      <draw:path text:anchor-type="page" text:anchor-page-number="1" draw:z-index="9" draw:name="Curva de Bézier 9" draw:style-name="gr6" draw:text-style-name="P4" svg:width="8.381cm" svg:height="7.788cm" draw:transform="skewX (2.85295900004043E-017) rotate (0.141895268187139) translate (5.11705331294472cm 12.4847887668292cm)" svg:viewBox="0 0 8382 7789" svg:d="M0 7783c382 47 723-186 995-419 398-341 818-660 1190-1033 246-246 479-507 722-752 347-348 620-760 984-1089 329-297 522-687 958-905 297-149 454-481 666-734 281-334 552-669 861-973 288-283 481-619 745-909 222-244 311-624 666-733l280-94 281-93 34-49">
        <text:p/>
      </draw:path>
      <draw:path text:anchor-type="page" text:anchor-page-number="1" draw:z-index="8" draw:name="Curva de Bézier 8" draw:style-name="gr6" draw:text-style-name="P4" svg:width="7.122cm" svg:height="1.428cm" draw:transform="rotate (-0.463733982254894) translate (7.07004789638002cm 15.2835999755342cm)" svg:viewBox="0 0 7123 1429" svg:d="M0 1373c522-40 1039 90 1562 47 477-39 948-143 1420-236 352-70 722-77 1077-154 419-91 849-104 1266-249 309-107 610-238 911-367 268-114 527-242 792-367l95-47">
        <text:p/>
      </draw:path>
      <draw:path text:anchor-type="page" text:anchor-page-number="1" draw:z-index="7" draw:name="Curva de Bézier 7" draw:style-name="gr6" draw:text-style-name="P4" svg:width="12.54cm" svg:height="3.669cm" draw:transform="rotate (-0.694815575218943) translate (6.21770833333333cm 12.8340555555556cm)" svg:viewBox="0 0 12541 3670" svg:d="M0 0c364 51 723 148 1064 284 394 159 807 269 1226 356 386 80 728 286 1149 180 434-111 878 53 1300 155 377 91 668 374 1023 525 300 128 597 267 905 383 334 126 695 156 1027 281 294 111 608 175 890 325 308 164 645 276 980 390 291 99 557 272 802 467 270 214 632 298 969 295 376-4 736 62 1108 7l98-48">
        <text:p/>
      </draw:path>
      <draw:path text:anchor-type="page" text:anchor-page-number="1" draw:z-index="6" draw:name="Curva de Bézier 6" draw:style-name="gr6" draw:text-style-name="P4" svg:width="7.01cm" svg:height="1.597cm" svg:x="6.297cm" svg:y="18.354cm" svg:viewBox="0 0 7011 1598" svg:d="M0 10c365-55 690 128 1032 212 425 104 840 246 1270 344 370 84 734 222 1111 291 326 59 640 183 979 185 326 2 630 113 953 159 282 40 583 12 846 132 260 118 538 120 794 238l26 27">
        <text:p/>
      </draw:path>
      <draw:path text:anchor-type="page" text:anchor-page-number="1" draw:z-index="5" draw:name="Curva de Bézier 5" draw:style-name="gr6" draw:text-style-name="P4" svg:width="8.401cm" svg:height="2.878cm" draw:transform="skewX (-7.69999381016154E-017) rotate (0.982794901798007) translate (6.14662636535395cm 22.0382648750899cm)" svg:viewBox="0 0 8402 2879" svg:d="M0 54c325-9 662-107 976-15 392 114 780 235 1174 330 384 93 743 285 1123 396 329 97 630 225 939 360 428 188 879 241 1306 433 366 164 786 189 1152 345 309 131 619 245 910 411 273 155 484 385 749 550l73 15">
        <text:p/>
      </draw:path>
      <draw:path text:anchor-type="page" text:anchor-page-number="1" draw:z-index="4" draw:name="Curva de Bézier 4" draw:style-name="gr6" draw:text-style-name="P4" svg:width="7.09cm" svg:height="1.507cm" svg:x="6.085cm" svg:y="11.22cm" svg:viewBox="0 0 7091 1508" svg:d="M0 0c309 16 616-9 926 53 342 68 658 207 1005 265 355 58 688 210 1032 317 295 92 602 152 900 238 291 85 593 150 900 159 321 9 645 63 952 159 296 91 609 95 900 211l264 80 212 26">
        <text:p/>
      </draw:path>
      <draw:path text:anchor-type="page" text:anchor-page-number="1" draw:z-index="3" draw:name="Curva de Bézier 3" draw:style-name="gr6" draw:text-style-name="P4" svg:width="9.001cm" svg:height="1.41cm" draw:transform="rotate (2.62253173404668) translate (13.386964346186cm 15.0582224460473cm)" svg:viewBox="0 0 9002 1411" svg:d="M0 2c391-12 795 32 1149 197 487 228 977 98 1499 332 668 299 1459 94 2179 187 476 61 954 105 1421 193 413 79 829 144 1234 240 377 89 756 178 1139 233l345 17 36 10">
        <text:p/>
      </draw:path>
      <draw:path text:anchor-type="page" text:anchor-page-number="1" draw:z-index="2" draw:name="Curva de Bézier 2" draw:style-name="gr6" draw:text-style-name="P4" svg:width="15.359cm" svg:height="6.536cm" draw:transform="skewX (-7.42030008672316E-017) rotate (0.785398163397448) translate (1.80720331565869cm 19.1656338712142cm)" svg:viewBox="0 0 15360 6537" svg:d="M0 6537c399-53 777-206 1123-412 425-253 812-564 1216-842 536-368 1025-808 1571-1160 378-243 726-514 1085-785 307-233 634-407 917-655 323-283 679-514 1179-468 547 51 958-402 1422-636 483-245 986-453 1459-711 330-181 680-313 1010-486 316-166 664-260 1010-337 396-89 825-43 1198 112 354 148 747 216 1066 430 235 158 509 240 692 468l187 187 188 187 37 38">
        <text:p/>
      </draw:path>
      <draw:path text:anchor-type="page" text:anchor-page-number="1" draw:z-index="1" draw:name="Curva de Bézier 1" draw:style-name="gr6" draw:text-style-name="P4" svg:width="15.982cm" svg:height="1.744cm" draw:transform="rotate (1.95127810372966) translate (11.91499427719cm 22.4878082351561cm)" svg:viewBox="0 0 15983 1745" svg:d="M0 1558c485-25 949 127 1435 118 517-10 1025-50 1537-69 375-14 750-8 1111 74 332 75 665 42 1002 59 397 20 804-21 1189-123 431-115 862-98 1297-108 447-11 861-48 1317-15 319 23 618 42 929 29 303-13 607-22 913-5 489 29 978-102 1465-98 323 3 639-60 953-103 321-45 639-123 958-187 355-71 629-298 909-491 277-192 516-445 830-580l138-59">
        <text:p/>
      </draw:path>
      <text:p text:style-name="P2"><text:bookmark text:name="docs-internal-guid-d65dc88d-7fff-c7df-a5de-db670d386d85"/><draw:frame draw:style-name="fr1" draw:name="Imagen1" text:anchor-type="as-char" svg:width="16.51cm" svg:height="23.336cm" draw:z-index="0"><draw:image xlink:href="Pictures/10000000000003B80000064052DB9B975B1A26B4.png" xlink:type="simple" xlink:show="embed" xlink:actuate="onLoad" draw:mime-type="image/png"/></draw:frame></text:p>
      <text:p text:style-name="P1"/>
      <text:p text:style-name="P2"><text:bookmark text:name="docs-internal-guid-2ec09d71-7fff-10c4-382d-67319dbbfdc2"/><text:soft-page-break/><draw:frame draw:style-name="fr1" draw:name="Imagen2" text:anchor-type="as-char" svg:width="16.51cm" svg:height="23.521cm" draw:z-index="11"><draw:image xlink:href="Pictures/100000000000043800000603BC16D0C7A015995E.png" xlink:type="simple" xlink:show="embed" xlink:actuate="onLoad" draw:mime-type="image/png"/></draw:frame></text:p>
      <text:p text:style-name="P2"><text:bookmark text:name="docs-internal-guid-bee39452-7fff-35a9-d4d0-f5151559aa81"/><text:soft-page-break/><draw:frame draw:style-name="fr1" draw:name="Imagen3" text:anchor-type="as-char" svg:width="16.51cm" svg:height="23.469cm" draw:z-index="12"><draw:image xlink:href="Pictures/1000000000000417000006406F05B62DD3A99CD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8T16:15:17.482941776</meta:creation-date>
    <meta:editing-duration>PT52S</meta:editing-duration>
    <meta:editing-cycles>2</meta:editing-cycles>
    <meta:generator>LibreOffice/7.3.7.2$Linux_X86_64 LibreOffice_project/30$Build-2</meta:generator>
    <dc:date>2025-04-28T16:16:09.397595110</dc:date>
    <meta:document-statistic meta:table-count="0" meta:image-count="3" meta:object-count="0" meta:page-count="3" meta:paragraph-count="3" meta:word-count="0" meta:character-count="0" meta:non-whitespace-character-count="0"/>
  </office:meta>
</office:document-meta>
</file>